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it
interests them so much, and they're all
gathered at 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Wah, look at the time!</text:p>
          </table:table-cell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 office:value-type="string">
            <text:p>If I don't go now, I'll be late for my
rendezvous at Lake Oshiru!</text:p>
          </table:table-cell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 office:value-type="string">
            <text:p>...But first, I'll just make a quick stop at
the toilets. There aren't any at the lake,
after all.</text:p>
          </table:table-cell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appear that Sharusharu-dono is
not in at the mo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until her return, so
please go and search for Ossie at Lake Oshiru
in the meantime.”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